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none" draw:fill="none" draw:textarea-vertical-align="middle" fo:min-height="0.509cm" fo:min-width="2.54cm" fo:padding-top="0.3cm" fo:padding-bottom="0.3cm" fo:padding-left="0.141cm" fo:padding-right="0.141cm"/>
    </style:style>
    <style:style style:name="gr5" style:family="graphic" style:parent-style-name="standard">
      <style:graphic-properties draw:stroke="none" draw:fill="solid" draw:fill-color="#ffffff" draw:opacity="0%" draw:shadow="hidden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none" draw:fill="none" draw:textarea-vertical-align="middle" fo:min-height="0.847cm" fo:min-width="2.54cm" fo:padding-top="0cm" fo:padding-bottom="0cm" fo:padding-left="0.3cm" fo:padding-right="0cm"/>
    </style:style>
    <style:style style:name="gr9" style:family="graphic" style:parent-style-name="standard">
      <style:graphic-properties draw:stroke="none" draw:fill="none" draw:textarea-vertical-align="middle" fo:min-height="4.233cm" fo:min-width="2.54cm" fo:padding-top="0cm" fo:padding-bottom="0cm" fo:padding-left="0.3cm" fo:padding-right="0cm"/>
    </style:style>
    <style:style style:name="gr10" style:family="graphic" style:parent-style-name="standard">
      <style:graphic-properties draw:stroke="none" draw:fill="none" draw:textarea-vertical-align="middle" fo:min-height="2.117cm" fo:min-width="2.54cm" fo:padding-top="0cm" fo:padding-bottom="0cm" fo:padding-left="0.3cm" fo:padding-right="0cm"/>
    </style:style>
    <style:style style:name="gr11" style:family="graphic" style:parent-style-name="standard">
      <style:graphic-properties draw:stroke="none" draw:fill="none" draw:textarea-vertical-align="middle" fo:min-height="0.798cm" fo:min-width="2.54cm" fo:padding-top="0cm" fo:padding-bottom="0cm" fo:padding-left="0.3cm" fo:padding-right="0cm"/>
    </style:style>
    <style:style style:name="gr12" style:family="graphic" style:parent-style-name="standard">
      <style:graphic-properties draw:stroke="none" draw:fill="none" draw:textarea-vertical-align="middle" fo:min-height="2.106cm" fo:min-width="2.54cm" fo:padding-top="0cm" fo:padding-bottom="0cm" fo:padding-left="0.3cm" fo:padding-right="0cm"/>
    </style:style>
    <style:style style:name="gr13" style:family="graphic" style:parent-style-name="standard">
      <style:graphic-properties draw:stroke="none" draw:fill="none" draw:textarea-vertical-align="middle" fo:min-height="3.692cm" fo:min-width="2.54cm" fo:padding-top="0cm" fo:padding-bottom="0cm" fo:padding-left="0.3cm" fo:padding-right="0cm"/>
    </style:style>
    <style:style style:name="gr14" style:family="graphic" style:parent-style-name="standard">
      <style:graphic-properties draw:stroke="none" draw:fill="none" draw:textarea-vertical-align="middle" fo:min-height="1.426cm" fo:min-width="2.54cm" fo:padding-top="0cm" fo:padding-bottom="0cm" fo:padding-left="0.3cm" fo:padding-right="0cm"/>
    </style:style>
    <style:style style:name="gr15" style:family="graphic" style:parent-style-name="standard">
      <style:graphic-properties draw:stroke="none" draw:fill="none" draw:textarea-vertical-align="middle" fo:min-height="0.843cm" fo:min-width="2.54cm" fo:padding-top="0cm" fo:padding-bottom="0cm" fo:padding-left="0.3cm" fo:padding-right="0cm"/>
    </style:style>
    <style:style style:name="gr16" style:family="graphic" style:parent-style-name="standard">
      <style:graphic-properties draw:stroke="none" draw:fill="none" draw:textarea-vertical-align="middle" fo:min-height="1.291cm" fo:min-width="2.54cm" fo:padding-top="0cm" fo:padding-bottom="0cm" fo:padding-left="0.3cm" fo:padding-right="0cm"/>
    </style:style>
    <style:style style:name="gr17" style:family="graphic" style:parent-style-name="standard">
      <style:graphic-properties draw:stroke="none" draw:fill="none" draw:textarea-vertical-align="middle" fo:min-height="1.391cm" fo:min-width="2.54cm" fo:padding-top="0cm" fo:padding-bottom="0cm" fo:padding-left="0.3cm" fo:padding-right="0cm"/>
    </style:style>
    <style:style style:name="gr18" style:family="graphic" style:parent-style-name="standard">
      <style:graphic-properties draw:stroke="none" draw:fill="none" draw:textarea-vertical-align="middle" fo:min-height="4.211cm" fo:min-width="2.54cm" fo:padding-top="0cm" fo:padding-bottom="0cm" fo:padding-left="0.3cm" fo:padding-right="0cm"/>
    </style:style>
    <style:style style:name="gr19" style:family="graphic" style:parent-style-name="standard">
      <style:graphic-properties draw:stroke="none" draw:fill="none" draw:textarea-vertical-align="middle" fo:min-height="1.292cm" fo:min-width="2.54cm" fo:padding-top="0cm" fo:padding-bottom="0cm" fo:padding-left="0.3cm" fo:padding-right="0cm"/>
    </style:style>
    <style:style style:name="gr20" style:family="graphic" style:parent-style-name="standard">
      <style:graphic-properties draw:stroke="none" draw:fill="none" draw:textarea-vertical-align="middle" fo:min-height="0.613cm" fo:min-width="2.54cm" fo:padding-top="0cm" fo:padding-bottom="0cm" fo:padding-left="0.3cm" fo:padding-right="0cm"/>
    </style:style>
    <style:style style:name="gr21" style:family="graphic" style:parent-style-name="standard">
      <style:graphic-properties draw:stroke="none" draw:fill="none" draw:textarea-vertical-align="middle" fo:min-height="1.685cm" fo:min-width="2.54cm" fo:padding-top="0cm" fo:padding-bottom="0cm" fo:padding-left="0.3cm" fo:padding-right="0cm"/>
    </style:style>
    <style:style style:name="gr22" style:family="graphic" style:parent-style-name="standard">
      <style:graphic-properties draw:stroke="none" draw:fill="none" draw:textarea-vertical-align="middle" fo:min-height="1.017cm" fo:min-width="2.54cm" fo:padding-top="0.3cm" fo:padding-bottom="0.3cm" fo:padding-left="0.141cm" fo:padding-right="0.141cm"/>
    </style:style>
    <style:style style:name="gr23" style:family="graphic" style:parent-style-name="standard">
      <style:graphic-properties draw:stroke="none" draw:fill="none" fo:min-height="2.81cm"/>
    </style:style>
    <style:style style:name="gr24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</style:style>
    <style:style style:name="gr25" style:family="graphic" style:parent-style-name="standard">
      <style:graphic-properties draw:stroke="none" draw:fill="none" draw:textarea-vertical-align="middle" fo:min-height="0.5cm" fo:min-width="2.54cm" fo:padding-top="0.3cm" fo:padding-bottom="0.3cm" fo:padding-left="0.141cm" fo:padding-right="0.141cm"/>
    </style:style>
    <style:style style:name="gr26" style:family="graphic" style:parent-style-name="standard">
      <style:graphic-properties draw:stroke="none" draw:fill="none" draw:textarea-vertical-align="middle" fo:min-height="2.694cm" fo:min-width="2.54cm" fo:padding-top="0cm" fo:padding-bottom="0cm" fo:padding-left="0.3cm" fo:padding-right="0cm"/>
    </style:style>
    <style:style style:name="gr27" style:family="graphic" style:parent-style-name="standard">
      <style:graphic-properties draw:stroke="none" draw:fill="solid" draw:fill-color="#f2f2f2" draw:shadow="hidden"/>
    </style:style>
    <style:style style:name="gr28" style:family="graphic" style:parent-style-name="standard">
      <style:graphic-properties draw:stroke="none" draw:fill="none" draw:textarea-vertical-align="middle" fo:min-height="2.1cm" fo:min-width="2.54cm" fo:padding-top="0cm" fo:padding-bottom="0cm" fo:padding-left="0.3cm" fo:padding-right="0cm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0pt" style:font-name-asian="Calibri" style:font-size-asian="10pt" style:font-name-complex="Calib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6.5cm" svg:height="3.687cm" svg:x="22cm" svg:y="2.519cm" svg:viewBox="0 0 6501 3688" draw:points="0,3688 6501,3688 6501,0 0,0">
            <text:p/>
          </draw:polygon>
          <draw:polygon draw:style-name="gr2" draw:text-style-name="P2" draw:layer="layout" svg:width="6.5cm" svg:height="3.687cm" svg:x="22cm" svg:y="2.519cm" svg:viewBox="0 0 6501 3688" draw:points="0,3688 6501,3688 6501,0 0,0">
            <text:p/>
          </draw:polygon>
        </draw:g>
        <draw:g>
          <draw:polygon draw:style-name="gr3" draw:text-style-name="P3" draw:layer="layout" svg:width="6.5cm" svg:height="1.108cm" svg:x="22cm" svg:y="1.411cm" svg:viewBox="0 0 6501 1109" draw:points="0,1109 6501,1109 6501,0 0,0">
            <text:p/>
          </draw:polygon>
          <draw:polygon draw:style-name="gr2" draw:text-style-name="P2" draw:layer="layout" svg:width="6.5cm" svg:height="1.108cm" svg:x="22cm" svg:y="1.411cm" svg:viewBox="0 0 6501 1109" draw:points="0,1109 6501,1109 6501,0 0,0">
            <text:p/>
          </draw:polygon>
        </draw:g>
        <draw:frame draw:style-name="gr4" draw:text-style-name="P2" draw:layer="layout" svg:width="6.5cm" svg:height="1.109cm" svg:x="22cm" svg:y="1.411cm">
          <draw:text-box>
            <text:p text:style-name="P4"><text:span text:style-name="T1">Metaball</text:span></text:p>
          </draw:text-box>
        </draw:frame>
        <draw:g>
          <draw:polygon draw:style-name="gr5" draw:text-style-name="P5" draw:layer="layout" svg:width="6.3cm" svg:height="2.54cm" svg:x="22.1cm" svg:y="2.619cm" svg:viewBox="0 0 6301 2541" draw:points="0,2541 6301,2541 6301,0 0,0">
            <text:p/>
          </draw:polygon>
        </draw:g>
        <draw:g>
          <draw:polygon draw:style-name="gr6" draw:text-style-name="P6" draw:layer="layout" svg:width="6.298cm" svg:height="0cm" svg:x="22.1cm" svg:y="5.209cm" svg:viewBox="0 0 6299 0" draw:points="0,0 6299,0">
            <text:p/>
          </draw:polygon>
          <draw:line draw:style-name="gr7" draw:text-style-name="P2" draw:layer="layout" svg:x1="22.1cm" svg:y1="5.209cm" svg:x2="28.399cm" svg:y2="5.209cm">
            <text:p/>
          </draw:line>
        </draw:g>
        <draw:g>
          <draw:polygon draw:style-name="gr5" draw:text-style-name="P5" draw:layer="layout" svg:width="6.3cm" svg:height="0.847cm" svg:x="22.1cm" svg:y="5.259cm" svg:viewBox="0 0 6301 848" draw:points="0,848 6301,848 6301,0 0,0">
            <text:p/>
          </draw:polygon>
          <draw:frame draw:style-name="gr8" draw:text-style-name="P2" draw:layer="layout" svg:width="6.3cm" svg:height="0.847cm" svg:x="22.1cm" svg:y="5.259cm">
            <draw:text-box>
              <text:p text:style-name="P4"><text:span text:style-name="T3"/></text:p>
            </draw:text-box>
          </draw:frame>
        </draw:g>
        <draw:g>
          <draw:polygon draw:style-name="gr1" draw:text-style-name="P1" draw:layer="layout" svg:width="6.5cm" svg:height="6.65cm" svg:x="22cm" svg:y="8.608cm" svg:viewBox="0 0 6501 6651" draw:points="0,6651 6501,6651 6501,0 0,0">
            <text:p/>
          </draw:polygon>
          <draw:polygon draw:style-name="gr2" draw:text-style-name="P2" draw:layer="layout" svg:width="6.5cm" svg:height="6.65cm" svg:x="22cm" svg:y="8.608cm" svg:viewBox="0 0 6501 6651" draw:points="0,6651 6501,6651 6501,0 0,0">
            <text:p/>
          </draw:polygon>
        </draw:g>
        <draw:g>
          <draw:polygon draw:style-name="gr3" draw:text-style-name="P3" draw:layer="layout" svg:width="6.5cm" svg:height="1.108cm" svg:x="22cm" svg:y="7.5cm" svg:viewBox="0 0 6501 1109" draw:points="0,1109 6501,1109 6501,0 0,0">
            <text:p/>
          </draw:polygon>
          <draw:polygon draw:style-name="gr2" draw:text-style-name="P2" draw:layer="layout" svg:width="6.5cm" svg:height="1.108cm" svg:x="22cm" svg:y="7.5cm" svg:viewBox="0 0 6501 1109" draw:points="0,1109 6501,1109 6501,0 0,0">
            <text:p/>
          </draw:polygon>
        </draw:g>
        <draw:frame draw:style-name="gr4" draw:text-style-name="P2" draw:layer="layout" svg:width="6.5cm" svg:height="1.109cm" svg:x="22cm" svg:y="7.5cm">
          <draw:text-box>
            <text:p text:style-name="P4"><text:span text:style-name="T1">CommandExecuter</text:span></text:p>
          </draw:text-box>
        </draw:frame>
        <draw:g>
          <draw:polygon draw:style-name="gr5" draw:text-style-name="P5" draw:layer="layout" svg:width="6.3cm" svg:height="4.233cm" svg:x="22.1cm" svg:y="8.708cm" svg:viewBox="0 0 6301 4234" draw:points="0,4234 6301,4234 6301,0 0,0">
            <text:p/>
          </draw:polygon>
          <draw:frame draw:style-name="gr9" draw:text-style-name="P2" draw:layer="layout" svg:width="6.3cm" svg:height="4.233cm" svg:x="22.1cm" svg:y="8.708cm">
            <draw:text-box>
              <text:p text:style-name="P4"><text:span text:style-name="T2">- position: </text:span><text:span text:style-name="T3">Vector3</text:span></text:p>
              <text:p text:style-name="P4"><text:span text:style-name="T2">- rotation: </text:span><text:span text:style-name="T3">Quaternion</text:span></text:p>
              <text:p text:style-name="P4"><text:span text:style-name="T3">- commandDictionary: Dictionary&lt;char, Command&gt;</text:span></text:p>
              <text:p text:style-name="P4"><text:span text:style-name="T3"/></text:p>
            </draw:text-box>
          </draw:frame>
        </draw:g>
        <draw:g>
          <draw:polygon draw:style-name="gr6" draw:text-style-name="P6" draw:layer="layout" svg:width="6.298cm" svg:height="0cm" svg:x="22.1cm" svg:y="12.991cm" svg:viewBox="0 0 6299 0" draw:points="0,0 6299,0">
            <text:p/>
          </draw:polygon>
          <draw:line draw:style-name="gr7" draw:text-style-name="P2" draw:layer="layout" svg:x1="22.1cm" svg:y1="12.991cm" svg:x2="28.399cm" svg:y2="12.991cm">
            <text:p/>
          </draw:line>
        </draw:g>
        <draw:g>
          <draw:polygon draw:style-name="gr5" draw:text-style-name="P5" draw:layer="layout" svg:width="6.3cm" svg:height="2.117cm" svg:x="22.1cm" svg:y="13.041cm" svg:viewBox="0 0 6301 2118" draw:points="0,2118 6301,2118 6301,0 0,0">
            <text:p/>
          </draw:polygon>
          <draw:frame draw:style-name="gr10" draw:text-style-name="P2" draw:layer="layout" svg:width="6.3cm" svg:height="2.117cm" svg:x="22.1cm" svg:y="13.041cm">
            <draw:text-box>
              <text:p text:style-name="P4"><text:span text:style-name="T3">+ CommandExecuter(commandText: string)</text:span></text:p>
              <text:p text:style-name="P4"><text:span text:style-name="T3">- FillCommandDictionary(): void</text:span></text:p>
              <text:p text:style-name="P4"><text:span text:style-name="T3">+ RunCommands(): void</text:span></text:p>
            </draw:text-box>
          </draw:frame>
        </draw:g>
        <draw:g>
          <draw:polygon draw:style-name="gr1" draw:text-style-name="P1" draw:layer="layout" svg:width="6.5cm" svg:height="3.497cm" svg:x="11.399cm" svg:y="20.802cm" svg:viewBox="0 0 6501 3498" draw:points="0,3498 6501,3498 6501,0 0,0">
            <text:p/>
          </draw:polygon>
          <draw:polygon draw:style-name="gr2" draw:text-style-name="P2" draw:layer="layout" svg:width="6.5cm" svg:height="3.497cm" svg:x="11.4cm" svg:y="20.802cm" svg:viewBox="0 0 6501 3498" draw:points="0,3498 6501,3498 6501,0 0,0">
            <text:p/>
          </draw:polygon>
        </draw:g>
        <draw:g>
          <draw:polygon draw:style-name="gr3" draw:text-style-name="P3" draw:layer="layout" svg:width="6.5cm" svg:height="1.108cm" svg:x="11.399cm" svg:y="19.694cm" svg:viewBox="0 0 6501 1109" draw:points="0,1109 6501,1109 6501,0 0,0">
            <text:p/>
          </draw:polygon>
          <draw:polygon draw:style-name="gr2" draw:text-style-name="P2" draw:layer="layout" svg:width="6.5cm" svg:height="1.108cm" svg:x="11.399cm" svg:y="19.694cm" svg:viewBox="0 0 6501 1109" draw:points="0,1109 6501,1109 6501,0 0,0">
            <text:p/>
          </draw:polygon>
        </draw:g>
        <draw:frame draw:style-name="gr4" draw:text-style-name="P2" draw:layer="layout" svg:width="6.5cm" svg:height="1.109cm" svg:x="11.399cm" svg:y="19.694cm">
          <draw:text-box>
            <text:p text:style-name="P4"><text:span text:style-name="T1">LindenmayerSystem</text:span></text:p>
          </draw:text-box>
        </draw:frame>
        <draw:g>
          <draw:polygon draw:style-name="gr5" draw:text-style-name="P5" draw:layer="layout" svg:width="6.3cm" svg:height="0.797cm" svg:x="11.499cm" svg:y="20.902cm" svg:viewBox="0 0 6301 798" draw:points="0,798 6301,798 6301,0 0,0">
            <text:p/>
          </draw:polygon>
          <draw:frame draw:style-name="gr11" draw:text-style-name="P7" draw:layer="layout" svg:width="6.3cm" svg:height="0.798cm" svg:x="11.499cm" svg:y="20.902cm">
            <draw:text-box>
              <text:p text:style-name="P4"><text:span text:style-name="T3">- ruleset: Dictionary&lt;char, Rule&gt;</text:span></text:p>
            </draw:text-box>
          </draw:frame>
        </draw:g>
        <draw:g>
          <draw:polygon draw:style-name="gr6" draw:text-style-name="P6" draw:layer="layout" svg:width="6.298cm" svg:height="0cm" svg:x="11.401cm" svg:y="22cm" svg:viewBox="0 0 6299 0" draw:points="0,0 6299,0">
            <text:p/>
          </draw:polygon>
          <draw:line draw:style-name="gr7" draw:text-style-name="P2" draw:layer="layout" svg:x1="11.4cm" svg:y1="21.7cm" svg:x2="17.699cm" svg:y2="21.7cm">
            <text:p/>
          </draw:line>
        </draw:g>
        <draw:g>
          <draw:frame draw:style-name="gr12" draw:text-style-name="P7" draw:layer="layout" svg:width="5.299cm" svg:height="2.106cm" svg:x="11.6cm" svg:y="21.894cm">
            <draw:text-box>
              <text:p text:style-name="P4"><text:span text:style-name="T3">+ LindenmayerSystem()</text:span></text:p>
              <text:p text:style-name="P4"><text:span text:style-name="T3">+ CreateRuleset(settings: Settings) : void</text:span></text:p>
              <text:p text:style-name="P4"><text:span text:style-name="T3">+ RunSystem(start: string, iterations: int): string</text:span></text:p>
            </draw:text-box>
          </draw:frame>
        </draw:g>
        <draw:g>
          <draw:polygon draw:style-name="gr1" draw:text-style-name="P1" draw:layer="layout" svg:width="8.731cm" svg:height="7.095cm" svg:x="12.599cm" svg:y="4.6cm" svg:viewBox="0 0 8732 7096" draw:points="0,7096 8732,7096 8732,0 0,0">
            <text:p/>
          </draw:polygon>
          <draw:polygon draw:style-name="gr2" draw:text-style-name="P2" draw:layer="layout" svg:width="8.731cm" svg:height="7.095cm" svg:x="12.668cm" svg:y="4.604cm" svg:viewBox="0 0 8732 7096" draw:points="0,7096 8732,7096 8732,0 0,0">
            <text:p/>
          </draw:polygon>
        </draw:g>
        <draw:g>
          <draw:polygon draw:style-name="gr3" draw:text-style-name="P3" draw:layer="layout" svg:width="8.749cm" svg:height="1.108cm" svg:x="12.65cm" svg:y="3.5cm" svg:viewBox="0 0 8750 1109" draw:points="0,1109 8750,1109 8750,0 0,0">
            <text:p/>
          </draw:polygon>
          <draw:polygon draw:style-name="gr2" draw:text-style-name="P2" draw:layer="layout" svg:width="8.749cm" svg:height="1.108cm" svg:x="12.65cm" svg:y="3.5cm" svg:viewBox="0 0 8750 1109" draw:points="0,1109 8750,1109 8750,0 0,0">
            <text:p/>
          </draw:polygon>
        </draw:g>
        <draw:frame draw:style-name="gr4" draw:text-style-name="P7" draw:layer="layout" svg:width="8.75cm" svg:height="1.109cm" svg:x="12.65cm" svg:y="3.5cm">
          <draw:text-box>
            <text:p text:style-name="P4"><text:span text:style-name="T1">CreatureGenerator</text:span></text:p>
          </draw:text-box>
        </draw:frame>
        <draw:g>
          <draw:polygon draw:style-name="gr5" draw:text-style-name="P5" draw:layer="layout" svg:width="6.3cm" svg:height="9.737cm" svg:x="12.75cm" svg:y="4.708cm" svg:viewBox="0 0 6301 9738" draw:points="0,9738 6301,9738 6301,0 0,0">
            <text:p/>
          </draw:polygon>
          <draw:frame draw:style-name="gr13" draw:text-style-name="P7" draw:layer="layout" svg:width="6.05cm" svg:height="3.692cm" svg:x="12.75cm" svg:y="4.708cm">
            <draw:text-box>
              <text:p text:style-name="P4"><text:span text:style-name="T3">- settings: Settings</text:span></text:p>
              <text:p text:style-name="P4"><text:span text:style-name="T3">- lindenmayer: LindenmayerSystem</text:span></text:p>
              <text:p text:style-name="P4"><text:span text:style-name="T3">- excecuter : CommandExecuter</text:span></text:p>
              <text:p text:style-name="P4"><text:span text:style-name="T3">- exporter : FileExport</text:span></text:p>
              <text:p text:style-name="P4"><text:span text:style-name="T3">- creature : Creature</text:span></text:p>
            </draw:text-box>
          </draw:frame>
        </draw:g>
        <draw:g>
          <draw:polygon draw:style-name="gr6" draw:text-style-name="P6" draw:layer="layout" svg:width="6.299cm" svg:height="0cm" svg:x="12.75cm" svg:y="14.495cm" svg:viewBox="0 0 6300 0" draw:points="0,0 6300,0">
            <text:p/>
          </draw:polygon>
          <draw:line draw:style-name="gr7" draw:text-style-name="P2" draw:layer="layout" svg:x1="12.7cm" svg:y1="8cm" svg:x2="19cm" svg:y2="8cm">
            <text:p/>
          </draw:line>
        </draw:g>
        <draw:g>
          <draw:polygon draw:style-name="gr1" draw:text-style-name="P1" draw:layer="layout" svg:width="6.5cm" svg:height="2.84cm" svg:x="0.599cm" svg:y="11.459cm" svg:viewBox="0 0 6501 2841" draw:points="0,2841 6501,2841 6501,0 0,0">
            <text:p/>
          </draw:polygon>
          <draw:polygon draw:style-name="gr2" draw:text-style-name="P2" draw:layer="layout" svg:width="6.5cm" svg:height="2.84cm" svg:x="0.599cm" svg:y="11.459cm" svg:viewBox="0 0 6501 2841" draw:points="0,2841 6501,2841 6501,0 0,0">
            <text:p/>
          </draw:polygon>
        </draw:g>
        <draw:g>
          <draw:polygon draw:style-name="gr3" draw:text-style-name="P3" draw:layer="layout" svg:width="6.5cm" svg:height="1.108cm" svg:x="0.599cm" svg:y="10.351cm" svg:viewBox="0 0 6501 1109" draw:points="0,1109 6501,1109 6501,0 0,0">
            <text:p/>
          </draw:polygon>
          <draw:polygon draw:style-name="gr2" draw:text-style-name="P2" draw:layer="layout" svg:width="6.5cm" svg:height="1.108cm" svg:x="0.599cm" svg:y="10.351cm" svg:viewBox="0 0 6501 1109" draw:points="0,1109 6501,1109 6501,0 0,0">
            <text:p/>
          </draw:polygon>
        </draw:g>
        <draw:frame draw:style-name="gr4" draw:text-style-name="P2" draw:layer="layout" svg:width="6.5cm" svg:height="1.109cm" svg:x="0.599cm" svg:y="10.351cm">
          <draw:text-box>
            <text:p text:style-name="P4"><text:span text:style-name="T1">Settings</text:span></text:p>
          </draw:text-box>
        </draw:frame>
        <draw:g>
          <draw:polygon draw:style-name="gr5" draw:text-style-name="P5" draw:layer="layout" svg:width="6.2cm" svg:height="1.84cm" svg:x="0.699cm" svg:y="11.559cm" svg:viewBox="0 0 6201 1841" draw:points="0,1841 6201,1841 6201,0 0,0">
            <text:p/>
          </draw:polygon>
          <draw:frame draw:style-name="gr14" draw:text-style-name="P7" draw:layer="layout" svg:width="5.807cm" svg:height="1.426cm" svg:x="0.699cm" svg:y="11.559cm">
            <draw:text-box>
              <text:p text:style-name="P4"><text:span text:style-name="T3">+headAmount: int</text:span></text:p>
              <text:p text:style-name="P4"><text:span text:style-name="T3">+legAmount: int</text:span></text:p>
              <text:p text:style-name="P4"><text:span text:style-name="T3">+armAmount: int</text:span></text:p>
            </draw:text-box>
          </draw:frame>
        </draw:g>
        <draw:g>
          <draw:polygon draw:style-name="gr6" draw:text-style-name="P6" draw:layer="layout" svg:width="6.298cm" svg:height="0cm" svg:x="0.6cm" svg:y="13.1cm" svg:viewBox="0 0 6299 0" draw:points="0,0 6299,0">
            <text:p/>
          </draw:polygon>
          <draw:line draw:style-name="gr7" draw:text-style-name="P2" draw:layer="layout" svg:x1="0.6cm" svg:y1="13.1cm" svg:x2="6.899cm" svg:y2="13.1cm">
            <text:p/>
          </draw:line>
        </draw:g>
        <draw:g>
          <draw:polygon draw:style-name="gr5" draw:text-style-name="P5" draw:layer="layout" svg:width="6.3cm" svg:height="0.423cm" svg:x="0.699cm" svg:y="13.51cm" svg:viewBox="0 0 6301 424" draw:points="0,424 6301,424 6301,0 0,0">
            <text:p/>
          </draw:polygon>
          <draw:frame draw:style-name="gr15" draw:text-style-name="P2" draw:layer="layout" svg:width="6.3cm" svg:height="0.843cm" svg:x="0.699cm" svg:y="13.3cm">
            <draw:text-box>
              <text:p text:style-name="P4"><text:span text:style-name="T3">+ Settings(heads: int, arms: int, legs: int)</text:span></text:p>
              <text:p text:style-name="P4"><text:span text:style-name="T3">+Random() : void</text:span></text:p>
            </draw:text-box>
          </draw:frame>
        </draw:g>
        <draw:g>
          <draw:polygon draw:style-name="gr1" draw:text-style-name="P1" draw:layer="layout" svg:width="6.5cm" svg:height="2.591cm" svg:x="3.199cm" svg:y="18.708cm" svg:viewBox="0 0 6501 2592" draw:points="0,2592 6501,2592 6501,0 0,0">
            <text:p/>
          </draw:polygon>
          <draw:polygon draw:style-name="gr2" draw:text-style-name="P2" draw:layer="layout" svg:width="6.5cm" svg:height="2.591cm" svg:x="3.199cm" svg:y="18.708cm" svg:viewBox="0 0 6501 2592" draw:points="0,2592 6501,2592 6501,0 0,0">
            <text:p/>
          </draw:polygon>
        </draw:g>
        <draw:g>
          <draw:polygon draw:style-name="gr3" draw:text-style-name="P3" draw:layer="layout" svg:width="6.5cm" svg:height="1.108cm" svg:x="3.199cm" svg:y="17.6cm" svg:viewBox="0 0 6501 1109" draw:points="0,1109 6501,1109 6501,0 0,0">
            <text:p/>
          </draw:polygon>
          <draw:polygon draw:style-name="gr2" draw:text-style-name="P2" draw:layer="layout" svg:width="6.5cm" svg:height="1.108cm" svg:x="3.199cm" svg:y="17.6cm" svg:viewBox="0 0 6501 1109" draw:points="0,1109 6501,1109 6501,0 0,0">
            <text:p/>
          </draw:polygon>
        </draw:g>
        <draw:frame draw:style-name="gr4" draw:text-style-name="P2" draw:layer="layout" svg:width="6.5cm" svg:height="1.109cm" svg:x="3.199cm" svg:y="17.6cm">
          <draw:text-box>
            <text:p text:style-name="P4"><text:span text:style-name="T1">Rule</text:span></text:p>
          </draw:text-box>
        </draw:frame>
        <draw:g>
          <draw:polygon draw:style-name="gr5" draw:text-style-name="P5" draw:layer="layout" svg:width="6.4cm" svg:height="1.291cm" svg:x="3.299cm" svg:y="18.808cm" svg:viewBox="0 0 6401 1292" draw:points="0,1292 6401,1292 6401,0 0,0">
            <text:p/>
          </draw:polygon>
          <draw:frame draw:style-name="gr16" draw:text-style-name="P7" draw:layer="layout" svg:width="6.4cm" svg:height="1.291cm" svg:x="3.299cm" svg:y="18.808cm">
            <draw:text-box>
              <text:p text:style-name="P4"><text:span text:style-name="T3">+ input: char</text:span></text:p>
              <text:p text:style-name="P4"><text:span text:style-name="T3">- result: string</text:span></text:p>
            </draw:text-box>
          </draw:frame>
        </draw:g>
        <draw:g>
          <draw:polygon draw:style-name="gr6" draw:text-style-name="P6" draw:layer="layout" svg:width="6.298cm" svg:height="0cm" svg:x="3.201cm" svg:y="20cm" svg:viewBox="0 0 6299 0" draw:points="0,0 6299,0">
            <text:p/>
          </draw:polygon>
          <draw:line draw:style-name="gr7" draw:text-style-name="P2" draw:layer="layout" svg:x1="3.201cm" svg:y1="20cm" svg:x2="9.5cm" svg:y2="20cm">
            <text:p/>
          </draw:line>
        </draw:g>
        <draw:g>
          <draw:polygon draw:style-name="gr5" draw:text-style-name="P5" draw:layer="layout" svg:width="6.3cm" svg:height="0.423cm" svg:x="3.299cm" svg:y="20.076cm" svg:viewBox="0 0 6301 424" draw:points="0,424 6301,424 6301,0 0,0">
            <text:p/>
          </draw:polygon>
          <draw:frame draw:style-name="gr15" draw:text-style-name="P2" draw:layer="layout" svg:width="6.3cm" svg:height="0.843cm" svg:x="3.2cm" svg:y="20.2cm">
            <draw:text-box>
              <text:p text:style-name="P4"><text:span text:style-name="T3">+ Rule(input: char, result: string)</text:span></text:p>
              <text:p text:style-name="P4"><text:span text:style-name="T3">+ GiveResult() : string</text:span></text:p>
            </draw:text-box>
          </draw:frame>
        </draw:g>
        <draw:g>
          <draw:polygon draw:style-name="gr1" draw:text-style-name="P1" draw:layer="layout" svg:width="6.5cm" svg:height="5.891cm" svg:x="3.199cm" svg:y="24.008cm" svg:viewBox="0 0 6501 5892" draw:points="0,5892 6501,5892 6501,0 0,0">
            <text:p/>
          </draw:polygon>
          <draw:polygon draw:style-name="gr2" draw:text-style-name="P2" draw:layer="layout" svg:width="6.5cm" svg:height="5.891cm" svg:x="3.199cm" svg:y="24.008cm" svg:viewBox="0 0 6501 5892" draw:points="0,5892 6501,5892 6501,0 0,0">
            <text:p/>
          </draw:polygon>
        </draw:g>
        <draw:g>
          <draw:polygon draw:style-name="gr3" draw:text-style-name="P3" draw:layer="layout" svg:width="6.5cm" svg:height="1.108cm" svg:x="3.199cm" svg:y="22.9cm" svg:viewBox="0 0 6501 1109" draw:points="0,1109 6501,1109 6501,0 0,0">
            <text:p/>
          </draw:polygon>
          <draw:polygon draw:style-name="gr2" draw:text-style-name="P2" draw:layer="layout" svg:width="6.5cm" svg:height="1.108cm" svg:x="3.199cm" svg:y="22.9cm" svg:viewBox="0 0 6501 1109" draw:points="0,1109 6501,1109 6501,0 0,0">
            <text:p/>
          </draw:polygon>
        </draw:g>
        <draw:frame draw:style-name="gr4" draw:text-style-name="P2" draw:layer="layout" svg:width="6.5cm" svg:height="1.109cm" svg:x="3.199cm" svg:y="22.9cm">
          <draw:text-box>
            <text:p text:style-name="P4"><text:span text:style-name="T1">StochasticRule</text:span></text:p>
          </draw:text-box>
        </draw:frame>
        <draw:g>
          <draw:polygon draw:style-name="gr5" draw:text-style-name="P5" draw:layer="layout" svg:width="6.2cm" svg:height="1.591cm" svg:x="3.299cm" svg:y="23.9cm" svg:viewBox="0 0 6201 1592" draw:points="0,1592 6201,1592 6201,0 0,0">
            <text:p/>
          </draw:polygon>
          <draw:frame draw:style-name="gr17" draw:text-style-name="P7" draw:layer="layout" svg:width="6.2cm" svg:height="1.391cm" svg:x="3.299cm" svg:y="24.1cm">
            <draw:text-box>
              <text:p text:style-name="P4"><text:span text:style-name="T3">- sumPercentage: float</text:span></text:p>
              <text:p text:style-name="P4"><text:span text:style-name="T3">- resultPossibilities : List&lt;Possibility&gt;</text:span></text:p>
            </draw:text-box>
          </draw:frame>
        </draw:g>
        <draw:g>
          <draw:polygon draw:style-name="gr6" draw:text-style-name="P6" draw:layer="layout" svg:width="6.298cm" svg:height="0cm" svg:x="3.299cm" svg:y="26.275cm" svg:viewBox="0 0 6299 0" draw:points="0,0 6299,0">
            <text:p/>
          </draw:polygon>
          <draw:line draw:style-name="gr7" draw:text-style-name="P2" draw:layer="layout" svg:x1="3.3cm" svg:y1="25.5cm" svg:x2="9.599cm" svg:y2="25.5cm">
            <text:p/>
          </draw:line>
        </draw:g>
        <draw:g>
          <draw:polygon draw:style-name="gr5" draw:text-style-name="P5" draw:layer="layout" svg:width="6.3cm" svg:height="0.403cm" svg:x="3.3cm" svg:y="27.589cm" svg:viewBox="0 0 6301 404" draw:points="0,404 6301,404 6301,0 0,0">
            <text:p/>
          </draw:polygon>
          <draw:frame draw:style-name="gr18" draw:text-style-name="P7" draw:layer="layout" svg:width="6.3cm" svg:height="4.211cm" svg:x="3.3cm" svg:y="25.689cm">
            <draw:text-box>
              <text:p text:style-name="P4"><text:span text:style-name="T3">+ StochasticRule(input: char)</text:span></text:p>
              <text:p text:style-name="P4"><text:span text:style-name="T3">+ StochasticRule(input: char, resultPossibilities: List&lt;Possibility&gt;)</text:span></text:p>
              <text:p text:style-name="P4"><text:span text:style-name="T3">+ AddPossibility(percentage: float, output: string): void</text:span></text:p>
              <text:p text:style-name="P4"><text:span text:style-name="T3">+ AddPossibility(possibility: Possibility): void</text:span></text:p>
              <text:p text:style-name="P4"><text:span text:style-name="T3">- NormalizePercentages(): void</text:span></text:p>
              <text:p text:style-name="P4"><text:span text:style-name="T3">+ GiveResult() : string</text:span></text:p>
              <text:p text:style-name="P4"><text:span text:style-name="T3"/></text:p>
            </draw:text-box>
          </draw:frame>
        </draw:g>
        <draw:g>
          <draw:polygon draw:style-name="gr1" draw:text-style-name="P1" draw:layer="layout" svg:width="6.5cm" svg:height="2.391cm" svg:x="-3.8cm" svg:y="21.408cm" svg:viewBox="0 0 6501 2392" draw:points="0,2392 6501,2392 6501,0 0,0">
            <text:p/>
          </draw:polygon>
          <draw:polygon draw:style-name="gr2" draw:text-style-name="P2" draw:layer="layout" svg:width="6.5cm" svg:height="2.391cm" svg:x="-3.8cm" svg:y="21.408cm" svg:viewBox="0 0 6501 2392" draw:points="0,2392 6501,2392 6501,0 0,0">
            <text:p/>
          </draw:polygon>
        </draw:g>
        <draw:g>
          <draw:polygon draw:style-name="gr3" draw:text-style-name="P3" draw:layer="layout" svg:width="6.5cm" svg:height="1.108cm" svg:x="-3.8cm" svg:y="20.3cm" svg:viewBox="0 0 6501 1109" draw:points="0,1109 6501,1109 6501,0 0,0">
            <text:p/>
          </draw:polygon>
          <draw:polygon draw:style-name="gr2" draw:text-style-name="P2" draw:layer="layout" svg:width="6.5cm" svg:height="1.108cm" svg:x="-3.8cm" svg:y="20.3cm" svg:viewBox="0 0 6501 1109" draw:points="0,1109 6501,1109 6501,0 0,0">
            <text:p/>
          </draw:polygon>
        </draw:g>
        <draw:frame draw:style-name="gr4" draw:text-style-name="P2" draw:layer="layout" svg:width="6.5cm" svg:height="1.109cm" svg:x="-3.8cm" svg:y="20.3cm">
          <draw:text-box>
            <text:p text:style-name="P4"><text:span text:style-name="T1">Possibility</text:span></text:p>
          </draw:text-box>
        </draw:frame>
        <draw:g>
          <draw:polygon draw:style-name="gr5" draw:text-style-name="P5" draw:layer="layout" svg:width="6.3cm" svg:height="2.117cm" svg:x="-3.7cm" svg:y="21.508cm" svg:viewBox="0 0 6301 2118" draw:points="0,2118 6301,2118 6301,0 0,0">
            <text:p/>
          </draw:polygon>
          <draw:frame draw:style-name="gr19" draw:text-style-name="P7" draw:layer="layout" svg:width="6.301cm" svg:height="1.292cm" svg:x="-3.7cm" svg:y="21.508cm">
            <draw:text-box>
              <text:p text:style-name="P4"><text:span text:style-name="T3">+ percentage: float</text:span></text:p>
              <text:p text:style-name="P4"><text:span text:style-name="T3">+ output: string</text:span></text:p>
            </draw:text-box>
          </draw:frame>
        </draw:g>
        <draw:g>
          <draw:polygon draw:style-name="gr6" draw:text-style-name="P6" draw:layer="layout" svg:width="6.298cm" svg:height="0cm" svg:x="-3.7cm" svg:y="23.675cm" svg:viewBox="0 0 6299 0" draw:points="0,0 6299,0">
            <text:p/>
          </draw:polygon>
          <draw:line draw:style-name="gr7" draw:text-style-name="P2" draw:layer="layout" svg:x1="-3.699cm" svg:y1="22.7cm" svg:x2="2.6cm" svg:y2="22.7cm">
            <text:p/>
          </draw:line>
        </draw:g>
        <draw:g>
          <draw:polygon draw:style-name="gr5" draw:text-style-name="P5" draw:layer="layout" svg:width="6.3cm" svg:height="0.423cm" svg:x="-3.799cm" svg:y="23.21cm" svg:viewBox="0 0 6301 424" draw:points="0,424 6301,424 6301,0 0,0">
            <text:p/>
          </draw:polygon>
          <draw:frame draw:style-name="gr15" draw:text-style-name="P2" draw:layer="layout" svg:width="6.3cm" svg:height="0.843cm" svg:x="-3.799cm" svg:y="22.9cm">
            <draw:text-box>
              <text:p text:style-name="P4"><text:span text:style-name="T3">+ Possibility(percentage: float, output: string)</text:span></text:p>
            </draw:text-box>
          </draw:frame>
        </draw:g>
        <draw:g>
          <draw:polygon draw:style-name="gr1" draw:text-style-name="P1" draw:layer="layout" svg:width="6.5cm" svg:height="2.84cm" svg:x="0.6cm" svg:y="11.46cm" svg:viewBox="0 0 6501 2841" draw:points="0,2841 6501,2841 6501,0 0,0">
            <text:p/>
          </draw:polygon>
          <draw:polygon draw:style-name="gr2" draw:text-style-name="P2" draw:layer="layout" svg:width="6.5cm" svg:height="2.84cm" svg:x="0.6cm" svg:y="11.46cm" svg:viewBox="0 0 6501 2841" draw:points="0,2841 6501,2841 6501,0 0,0">
            <text:p/>
          </draw:polygon>
        </draw:g>
        <draw:g>
          <draw:polygon draw:style-name="gr3" draw:text-style-name="P3" draw:layer="layout" svg:width="6.5cm" svg:height="1.108cm" svg:x="0.6cm" svg:y="10.352cm" svg:viewBox="0 0 6501 1109" draw:points="0,1109 6501,1109 6501,0 0,0">
            <text:p/>
          </draw:polygon>
          <draw:polygon draw:style-name="gr2" draw:text-style-name="P2" draw:layer="layout" svg:width="6.5cm" svg:height="1.108cm" svg:x="0.6cm" svg:y="10.352cm" svg:viewBox="0 0 6501 1109" draw:points="0,1109 6501,1109 6501,0 0,0">
            <text:p/>
          </draw:polygon>
        </draw:g>
        <draw:frame draw:style-name="gr4" draw:text-style-name="P2" draw:layer="layout" svg:width="6.5cm" svg:height="1.109cm" svg:x="0.6cm" svg:y="10.352cm">
          <draw:text-box>
            <text:p text:style-name="P4"><text:span text:style-name="T1">Settings</text:span></text:p>
          </draw:text-box>
        </draw:frame>
        <draw:g>
          <draw:polygon draw:style-name="gr5" draw:text-style-name="P5" draw:layer="layout" svg:width="6.2cm" svg:height="1.84cm" svg:x="0.7cm" svg:y="11.56cm" svg:viewBox="0 0 6201 1841" draw:points="0,1841 6201,1841 6201,0 0,0">
            <text:p/>
          </draw:polygon>
          <draw:frame draw:style-name="gr14" draw:text-style-name="P7" draw:layer="layout" svg:width="5.807cm" svg:height="1.426cm" svg:x="0.7cm" svg:y="11.56cm">
            <draw:text-box>
              <text:p text:style-name="P4"><text:span text:style-name="T3">+headAmount: int</text:span></text:p>
              <text:p text:style-name="P4"><text:span text:style-name="T3">+legAmount: int</text:span></text:p>
              <text:p text:style-name="P4"><text:span text:style-name="T3">+armAmount: int</text:span></text:p>
            </draw:text-box>
          </draw:frame>
        </draw:g>
        <draw:g>
          <draw:polygon draw:style-name="gr6" draw:text-style-name="P6" draw:layer="layout" svg:width="6.298cm" svg:height="0cm" svg:x="0.601cm" svg:y="13.101cm" svg:viewBox="0 0 6299 0" draw:points="0,0 6299,0">
            <text:p/>
          </draw:polygon>
          <draw:line draw:style-name="gr7" draw:text-style-name="P2" draw:layer="layout" svg:x1="0.601cm" svg:y1="13.101cm" svg:x2="6.9cm" svg:y2="13.101cm">
            <text:p/>
          </draw:line>
        </draw:g>
        <draw:g>
          <draw:polygon draw:style-name="gr5" draw:text-style-name="P5" draw:layer="layout" svg:width="6.3cm" svg:height="0.423cm" svg:x="0.7cm" svg:y="13.511cm" svg:viewBox="0 0 6301 424" draw:points="0,424 6301,424 6301,0 0,0">
            <text:p/>
          </draw:polygon>
          <draw:frame draw:style-name="gr15" draw:text-style-name="P2" draw:layer="layout" svg:width="6.3cm" svg:height="0.843cm" svg:x="0.7cm" svg:y="13.301cm">
            <draw:text-box>
              <text:p text:style-name="P4"><text:span text:style-name="T3">+ Settings(heads: int, arms: int, legs: int)</text:span></text:p>
              <text:p text:style-name="P4"><text:span text:style-name="T3">+Random() : void</text:span></text:p>
            </draw:text-box>
          </draw:frame>
        </draw:g>
        <draw:g>
          <draw:polygon draw:style-name="gr1" draw:text-style-name="P1" draw:layer="layout" svg:width="6.5cm" svg:height="3.44cm" svg:x="21.5cm" svg:y="17.959cm" svg:viewBox="0 0 6501 3441" draw:points="0,3441 6501,3441 6501,0 0,0">
            <text:p/>
          </draw:polygon>
          <draw:polygon draw:style-name="gr2" draw:text-style-name="P2" draw:layer="layout" svg:width="6.5cm" svg:height="3.44cm" svg:x="21.5cm" svg:y="17.959cm" svg:viewBox="0 0 6501 3441" draw:points="0,3441 6501,3441 6501,0 0,0">
            <text:p/>
          </draw:polygon>
        </draw:g>
        <draw:g>
          <draw:polygon draw:style-name="gr3" draw:text-style-name="P3" draw:layer="layout" svg:width="6.5cm" svg:height="1.108cm" svg:x="21.5cm" svg:y="16.851cm" svg:viewBox="0 0 6501 1109" draw:points="0,1109 6501,1109 6501,0 0,0">
            <text:p/>
          </draw:polygon>
          <draw:polygon draw:style-name="gr2" draw:text-style-name="P2" draw:layer="layout" svg:width="6.5cm" svg:height="1.108cm" svg:x="21.5cm" svg:y="16.851cm" svg:viewBox="0 0 6501 1109" draw:points="0,1109 6501,1109 6501,0 0,0">
            <text:p/>
          </draw:polygon>
        </draw:g>
        <draw:frame draw:style-name="gr4" draw:text-style-name="P2" draw:layer="layout" svg:width="6.5cm" svg:height="1.109cm" svg:x="21.5cm" svg:y="16.851cm">
          <draw:text-box>
            <text:p text:style-name="P4"><text:span text:style-name="T1">FileExport</text:span></text:p>
          </draw:text-box>
        </draw:frame>
        <draw:g>
          <draw:polygon draw:style-name="gr5" draw:text-style-name="P5" draw:layer="layout" svg:width="6.2cm" svg:height="0.94cm" svg:x="21.3cm" svg:y="18.059cm" svg:viewBox="0 0 6201 941" draw:points="0,941 6201,941 6201,0 0,0">
            <text:p/>
          </draw:polygon>
          <draw:frame draw:style-name="gr15" draw:text-style-name="P7" draw:layer="layout" svg:width="5.807cm" svg:height="0.843cm" svg:x="21.493cm" svg:y="18.057cm">
            <draw:text-box>
              <text:p text:style-name="P4"><text:span text:style-name="T3">- pathFile: string</text:span></text:p>
              <text:p text:style-name="P4"><text:span text:style-name="T3">- model: Model</text:span></text:p>
            </draw:text-box>
          </draw:frame>
        </draw:g>
        <draw:g>
          <draw:polygon draw:style-name="gr6" draw:text-style-name="P6" draw:layer="layout" svg:width="6.298cm" svg:height="0cm" svg:x="21.401cm" svg:y="19cm" svg:viewBox="0 0 6299 0" draw:points="0,0 6299,0">
            <text:p/>
          </draw:polygon>
          <draw:line draw:style-name="gr7" draw:text-style-name="P2" draw:layer="layout" svg:x1="21.401cm" svg:y1="19cm" svg:x2="27.7cm" svg:y2="19cm">
            <text:p/>
          </draw:line>
        </draw:g>
        <draw:g>
          <draw:polygon draw:style-name="gr5" draw:text-style-name="P5" draw:layer="layout" svg:width="6.3cm" svg:height="0.145cm" svg:x="21.5cm" svg:y="19.146cm" svg:viewBox="0 0 6301 146" draw:points="0,146 6301,146 6301,0 0,0">
            <text:p/>
          </draw:polygon>
          <draw:frame draw:style-name="gr12" draw:text-style-name="P7" draw:layer="layout" svg:width="6.3cm" svg:height="2.106cm" svg:x="21.5cm" svg:y="19.194cm">
            <draw:text-box>
              <text:p text:style-name="P4"><text:span text:style-name="T3">+ FileExport(pathFile: string, model: Model)</text:span></text:p>
              <text:p text:style-name="P4"><text:span text:style-name="T3">+ SetPathFile(pathFile: string) : void</text:span></text:p>
              <text:p text:style-name="P4"><text:span text:style-name="T3">+ SetModel(model: Model): void</text:span></text:p>
              <text:p text:style-name="P4"><text:span text:style-name="T3">+ ExportModel(): void</text:span></text:p>
            </draw:text-box>
          </draw:frame>
        </draw:g>
        <draw:g>
          <draw:polygon draw:style-name="gr1" draw:text-style-name="P1" draw:layer="layout" svg:width="6.5cm" svg:height="2.84cm" svg:x="1.599cm" svg:y="3.708cm" svg:viewBox="0 0 6501 2841" draw:points="0,2841 6501,2841 6501,0 0,0">
            <text:p/>
          </draw:polygon>
          <draw:polygon draw:style-name="gr2" draw:text-style-name="P2" draw:layer="layout" svg:width="6.5cm" svg:height="2.84cm" svg:x="1.599cm" svg:y="3.708cm" svg:viewBox="0 0 6501 2841" draw:points="0,2841 6501,2841 6501,0 0,0">
            <text:p/>
          </draw:polygon>
        </draw:g>
        <draw:g>
          <draw:polygon draw:style-name="gr3" draw:text-style-name="P3" draw:layer="layout" svg:width="6.5cm" svg:height="1.108cm" svg:x="1.599cm" svg:y="2.6cm" svg:viewBox="0 0 6501 1109" draw:points="0,1109 6501,1109 6501,0 0,0">
            <text:p/>
          </draw:polygon>
          <draw:polygon draw:style-name="gr2" draw:text-style-name="P2" draw:layer="layout" svg:width="6.5cm" svg:height="1.108cm" svg:x="1.599cm" svg:y="2.6cm" svg:viewBox="0 0 6501 1109" draw:points="0,1109 6501,1109 6501,0 0,0">
            <text:p/>
          </draw:polygon>
        </draw:g>
        <draw:frame draw:style-name="gr4" draw:text-style-name="P2" draw:layer="layout" svg:width="6.5cm" svg:height="1.109cm" svg:x="1.599cm" svg:y="2.6cm">
          <draw:text-box>
            <text:p text:style-name="P4"><text:span text:style-name="T1">Creature</text:span></text:p>
          </draw:text-box>
        </draw:frame>
        <draw:g>
          <draw:polygon draw:style-name="gr5" draw:text-style-name="P5" draw:layer="layout" svg:width="6.2cm" svg:height="0.791cm" svg:x="1.699cm" svg:y="3.808cm" svg:viewBox="0 0 6201 792" draw:points="0,792 6201,792 6201,0 0,0">
            <text:p/>
          </draw:polygon>
          <draw:frame draw:style-name="gr20" draw:text-style-name="P7" draw:layer="layout" svg:width="5.807cm" svg:height="0.613cm" svg:x="1.699cm" svg:y="3.808cm">
            <draw:text-box>
              <text:p text:style-name="P4"><text:span text:style-name="T3">- vertices : List&lt;Vector3&gt;</text:span></text:p>
            </draw:text-box>
          </draw:frame>
        </draw:g>
        <draw:g>
          <draw:polygon draw:style-name="gr6" draw:text-style-name="P6" draw:layer="layout" svg:width="6.298cm" svg:height="0cm" svg:x="1.6cm" svg:y="4.5cm" svg:viewBox="0 0 6299 0" draw:points="0,0 6299,0">
            <text:p/>
          </draw:polygon>
          <draw:line draw:style-name="gr7" draw:text-style-name="P2" draw:layer="layout" svg:x1="1.6cm" svg:y1="4.5cm" svg:x2="7.899cm" svg:y2="4.5cm">
            <text:p/>
          </draw:line>
        </draw:g>
        <draw:g>
          <draw:polygon draw:style-name="gr5" draw:text-style-name="P5" draw:layer="layout" svg:width="6.3cm" svg:height="0.423cm" svg:x="1.699cm" svg:y="5.345cm" svg:viewBox="0 0 6301 424" draw:points="0,424 6301,424 6301,0 0,0">
            <text:p/>
          </draw:polygon>
          <draw:frame draw:style-name="gr21" draw:text-style-name="P2" draw:layer="layout" svg:width="6.3cm" svg:height="1.685cm" svg:x="1.699cm" svg:y="4.715cm">
            <draw:text-box>
              <text:p text:style-name="P4"><text:span text:style-name="T3">+ Creature()</text:span></text:p>
              <text:p text:style-name="P4"><text:span text:style-name="T3">+ GenerateModel(): Model</text:span></text:p>
              <text:p text:style-name="P4"><text:span text:style-name="T3">+ SetVertices(vertices: List&lt;Vector3&gt;): void</text:span></text:p>
            </draw:text-box>
          </draw:frame>
        </draw:g>
        <draw:g>
          <draw:polygon draw:style-name="gr1" draw:text-style-name="P1" draw:layer="layout" svg:width="6.5cm" svg:height="1.84cm" svg:x="11.999cm" svg:y="-5.041cm" svg:viewBox="0 0 6501 1841" draw:points="0,1841 6501,1841 6501,0 0,0">
            <text:p/>
          </draw:polygon>
          <draw:polygon draw:style-name="gr2" draw:text-style-name="P2" draw:layer="layout" svg:width="6.5cm" svg:height="1.84cm" svg:x="11.999cm" svg:y="-5.041cm" svg:viewBox="0 0 6501 1841" draw:points="0,1841 6501,1841 6501,0 0,0">
            <text:p/>
          </draw:polygon>
        </draw:g>
        <draw:g>
          <draw:polygon draw:style-name="gr3" draw:text-style-name="P3" draw:layer="layout" svg:width="6.5cm" svg:height="1.108cm" svg:x="11.999cm" svg:y="-6.149cm" svg:viewBox="0 0 6501 1109" draw:points="0,1109 6501,1109 6501,0 0,0">
            <text:p/>
          </draw:polygon>
          <draw:polygon draw:style-name="gr2" draw:text-style-name="P2" draw:layer="layout" svg:width="6.5cm" svg:height="1.108cm" svg:x="11.999cm" svg:y="-6.149cm" svg:viewBox="0 0 6501 1109" draw:points="0,1109 6501,1109 6501,0 0,0">
            <text:p/>
          </draw:polygon>
        </draw:g>
        <draw:frame draw:style-name="gr22" draw:text-style-name="P2" draw:layer="layout" svg:width="6.5cm" svg:height="1.617cm" svg:x="11.999cm" svg:y="-6.403cm">
          <draw:text-box>
            <text:p><text:span text:style-name="T1">&lt;&lt;interface&gt;&gt;</text:span></text:p>
            <text:p text:style-name="P4"><text:span text:style-name="T1">Command</text:span></text:p>
          </draw:text-box>
        </draw:frame>
        <draw:g>
          <draw:polygon draw:style-name="gr5" draw:text-style-name="P5" draw:layer="layout" svg:width="6.2cm" svg:height="0.791cm" svg:x="12.099cm" svg:y="-4.941cm" svg:viewBox="0 0 6201 792" draw:points="0,792 6201,792 6201,0 0,0">
            <text:p/>
          </draw:polygon>
        </draw:g>
        <draw:g>
          <draw:polygon draw:style-name="gr6" draw:text-style-name="P6" draw:layer="layout" svg:width="6.298cm" svg:height="0cm" svg:x="12cm" svg:y="-4.249cm" svg:viewBox="0 0 6299 0" draw:points="0,0 6299,0">
            <text:p/>
          </draw:polygon>
          <draw:line draw:style-name="gr7" draw:text-style-name="P2" draw:layer="layout" svg:x1="12cm" svg:y1="-4.249cm" svg:x2="18.299cm" svg:y2="-4.249cm">
            <text:p/>
          </draw:line>
        </draw:g>
        <draw:frame draw:style-name="gr23" draw:text-style-name="P2" draw:layer="layout" svg:width="9.015cm" svg:height="3.06cm" svg:x="12.5cm" svg:y="8.14cm">
          <draw:text-box>
            <text:p><text:span text:style-name="T3"/></text:p>
            <text:p><text:span text:style-name="T3">+ CreateCreature() : void</text:span></text:p>
            <text:p><text:span text:style-name="T3">+ GetCreature(): Creature</text:span></text:p>
            <text:p><text:span text:style-name="T3">+ SetSettings(settings Settings): void</text:span></text:p>
            <text:p><text:span text:style-name="T2">+ SetLindenmayerSystem(system </text:span><text:span text:style-name="T3">LindenmayerSystem): void</text:span></text:p>
            <text:p><text:span text:style-name="T3">+ SetExecuter(executer CommandExecuter) : void</text:span></text:p>
            <text:p><text:span text:style-name="T3">+ SetExporter(exporter FileExport): void</text:span></text:p>
            <text:p><text:span text:style-name="T3">+ ExportModel(): void </text:span></text:p>
          </draw:text-box>
        </draw:frame>
        <draw:g>
          <draw:polygon draw:style-name="gr5" draw:text-style-name="P5" draw:layer="layout" svg:width="6.3cm" svg:height="0.423cm" svg:x="11.999cm" svg:y="-5.251cm" svg:viewBox="0 0 6301 424" draw:points="0,424 6301,424 6301,0 0,0">
            <text:p/>
          </draw:polygon>
          <draw:frame draw:style-name="gr24" draw:text-style-name="P7" draw:layer="layout" svg:width="6.3cm" svg:height="0.509cm" svg:x="11.999cm" svg:y="-4.009cm">
            <draw:text-box>
              <text:p text:style-name="P4"><text:span text:style-name="T1">+ execute(vector: Vector3): void</text:span></text:p>
            </draw:text-box>
          </draw:frame>
        </draw:g>
        <draw:g>
          <draw:polygon draw:style-name="gr1" draw:text-style-name="P1" draw:layer="layout" svg:width="6.5cm" svg:height="2.837cm" svg:x="4.799cm" svg:y="-1.638cm" svg:viewBox="0 0 6501 2838" draw:points="0,2838 6501,2838 6501,0 0,0">
            <text:p/>
          </draw:polygon>
          <draw:polygon draw:style-name="gr2" draw:text-style-name="P2" draw:layer="layout" svg:width="6.5cm" svg:height="2.837cm" svg:x="4.799cm" svg:y="-1.638cm" svg:viewBox="0 0 6501 2838" draw:points="0,2838 6501,2838 6501,0 0,0">
            <text:p/>
          </draw:polygon>
        </draw:g>
        <draw:g>
          <draw:polygon draw:style-name="gr3" draw:text-style-name="P3" draw:layer="layout" svg:width="6.5cm" svg:height="1.108cm" svg:x="4.799cm" svg:y="-2.746cm" svg:viewBox="0 0 6501 1109" draw:points="0,1109 6501,1109 6501,0 0,0">
            <text:p/>
          </draw:polygon>
          <draw:polygon draw:style-name="gr2" draw:text-style-name="P2" draw:layer="layout" svg:width="6.5cm" svg:height="1.108cm" svg:x="4.799cm" svg:y="-2.746cm" svg:viewBox="0 0 6501 1109" draw:points="0,1109 6501,1109 6501,0 0,0">
            <text:p/>
          </draw:polygon>
        </draw:g>
        <draw:frame draw:style-name="gr25" draw:text-style-name="P2" draw:layer="layout" svg:width="6.5cm" svg:height="1.1cm" svg:x="4.8cm" svg:y="-2.7cm">
          <draw:text-box>
            <text:p><text:span text:style-name="T1">ChangePosition</text:span></text:p>
          </draw:text-box>
        </draw:frame>
        <draw:g>
          <draw:polygon draw:style-name="gr5" draw:text-style-name="P5" draw:layer="layout" svg:width="6.2cm" svg:height="0.791cm" svg:x="4.899cm" svg:y="-1.538cm" svg:viewBox="0 0 6201 792" draw:points="0,792 6201,792 6201,0 0,0">
            <text:p/>
          </draw:polygon>
        </draw:g>
        <draw:g>
          <draw:polygon draw:style-name="gr6" draw:text-style-name="P6" draw:layer="layout" svg:width="6.298cm" svg:height="0cm" svg:x="4.8cm" svg:y="-0.846cm" svg:viewBox="0 0 6299 0" draw:points="0,0 6299,0">
            <text:p/>
          </draw:polygon>
          <draw:line draw:style-name="gr7" draw:text-style-name="P2" draw:layer="layout" svg:x1="4.8cm" svg:y1="-0.846cm" svg:x2="11.099cm" svg:y2="-0.846cm">
            <text:p/>
          </draw:line>
        </draw:g>
        <draw:g>
          <draw:polygon draw:style-name="gr5" draw:text-style-name="P5" draw:layer="layout" svg:width="6.3cm" svg:height="0.61cm" svg:x="4.7cm" svg:y="-1.8cm" svg:viewBox="0 0 6301 611" draw:points="0,611 6301,611 6301,0 0,0">
            <text:p/>
          </draw:polygon>
          <draw:frame draw:style-name="gr26" draw:text-style-name="P7" draw:layer="layout" svg:width="6.3cm" svg:height="2.694cm" svg:x="4.7cm" svg:y="-1.254cm">
            <draw:text-box>
              <text:p text:style-name="P4"><text:span text:style-name="T1">+ execute(vector: Vector3): void</text:span></text:p>
              <text:p text:style-name="P4"><text:span text:style-name="T1">- ChangePosition(vector3: Vector3):void</text:span></text:p>
            </draw:text-box>
          </draw:frame>
        </draw:g>
        <draw:g>
          <draw:polygon draw:style-name="gr1" draw:text-style-name="P1" draw:layer="layout" svg:width="6.5cm" svg:height="2.837cm" svg:x="11.999cm" svg:y="-1.578cm" svg:viewBox="0 0 6501 2838" draw:points="0,2838 6501,2838 6501,0 0,0">
            <text:p/>
          </draw:polygon>
          <draw:polygon draw:style-name="gr2" draw:text-style-name="P2" draw:layer="layout" svg:width="6.5cm" svg:height="2.837cm" svg:x="11.999cm" svg:y="-1.578cm" svg:viewBox="0 0 6501 2838" draw:points="0,2838 6501,2838 6501,0 0,0">
            <text:p/>
          </draw:polygon>
        </draw:g>
        <draw:g>
          <draw:polygon draw:style-name="gr3" draw:text-style-name="P3" draw:layer="layout" svg:width="6.5cm" svg:height="1.108cm" svg:x="11.999cm" svg:y="-2.686cm" svg:viewBox="0 0 6501 1109" draw:points="0,1109 6501,1109 6501,0 0,0">
            <text:p/>
          </draw:polygon>
          <draw:polygon draw:style-name="gr2" draw:text-style-name="P2" draw:layer="layout" svg:width="6.5cm" svg:height="1.108cm" svg:x="11.999cm" svg:y="-2.686cm" svg:viewBox="0 0 6501 1109" draw:points="0,1109 6501,1109 6501,0 0,0">
            <text:p/>
          </draw:polygon>
        </draw:g>
        <draw:frame draw:style-name="gr25" draw:text-style-name="P2" draw:layer="layout" svg:width="6.5cm" svg:height="1.1cm" svg:x="12cm" svg:y="-2.64cm">
          <draw:text-box>
            <text:p><text:span text:style-name="T1">ChangeRotation</text:span></text:p>
          </draw:text-box>
        </draw:frame>
        <draw:g>
          <draw:polygon draw:style-name="gr5" draw:text-style-name="P5" draw:layer="layout" svg:width="6.2cm" svg:height="0.791cm" svg:x="12.099cm" svg:y="-1.478cm" svg:viewBox="0 0 6201 792" draw:points="0,792 6201,792 6201,0 0,0">
            <text:p/>
          </draw:polygon>
        </draw:g>
        <draw:g>
          <draw:polygon draw:style-name="gr6" draw:text-style-name="P6" draw:layer="layout" svg:width="6.298cm" svg:height="0cm" svg:x="12cm" svg:y="-0.786cm" svg:viewBox="0 0 6299 0" draw:points="0,0 6299,0">
            <text:p/>
          </draw:polygon>
          <draw:line draw:style-name="gr7" draw:text-style-name="P2" draw:layer="layout" svg:x1="12cm" svg:y1="-0.786cm" svg:x2="18.299cm" svg:y2="-0.786cm">
            <text:p/>
          </draw:line>
        </draw:g>
        <draw:g>
          <draw:polygon draw:style-name="gr5" draw:text-style-name="P5" draw:layer="layout" svg:width="6.3cm" svg:height="0.61cm" svg:x="11.9cm" svg:y="-1.74cm" svg:viewBox="0 0 6301 611" draw:points="0,611 6301,611 6301,0 0,0">
            <text:p/>
          </draw:polygon>
          <draw:frame draw:style-name="gr26" draw:text-style-name="P7" draw:layer="layout" svg:width="6.3cm" svg:height="2.694cm" svg:x="11.9cm" svg:y="-1.194cm">
            <draw:text-box>
              <text:p text:style-name="P4"><text:span text:style-name="T1">+ execute(vector: Vector3): void</text:span></text:p>
              <text:p text:style-name="P4"><text:span text:style-name="T1">- ChangeRotation(vector3: Vector3):void</text:span></text:p>
            </draw:text-box>
          </draw:frame>
        </draw:g>
        <draw:g>
          <draw:polygon draw:style-name="gr27" draw:text-style-name="P1" draw:layer="layout" svg:width="6.5cm" svg:height="2.837cm" svg:x="19.599cm" svg:y="-1.978cm" svg:viewBox="0 0 6501 2838" draw:points="0,2838 6501,2838 6501,0 0,0">
            <text:p/>
          </draw:polygon>
          <draw:polygon draw:style-name="gr2" draw:text-style-name="P2" draw:layer="layout" svg:width="6.5cm" svg:height="2.837cm" svg:x="19.599cm" svg:y="-1.978cm" svg:viewBox="0 0 6501 2838" draw:points="0,2838 6501,2838 6501,0 0,0">
            <text:p/>
          </draw:polygon>
        </draw:g>
        <draw:g>
          <draw:polygon draw:style-name="gr3" draw:text-style-name="P3" draw:layer="layout" svg:width="6.5cm" svg:height="1.108cm" svg:x="19.599cm" svg:y="-3.086cm" svg:viewBox="0 0 6501 1109" draw:points="0,1109 6501,1109 6501,0 0,0">
            <text:p/>
          </draw:polygon>
          <draw:polygon draw:style-name="gr2" draw:text-style-name="P2" draw:layer="layout" svg:width="6.5cm" svg:height="1.108cm" svg:x="19.599cm" svg:y="-3.086cm" svg:viewBox="0 0 6501 1109" draw:points="0,1109 6501,1109 6501,0 0,0">
            <text:p/>
          </draw:polygon>
        </draw:g>
        <draw:frame draw:style-name="gr25" draw:text-style-name="P2" draw:layer="layout" svg:width="6.5cm" svg:height="1.1cm" svg:x="19.6cm" svg:y="-3.04cm">
          <draw:text-box>
            <text:p><text:span text:style-name="T1">SpawnMetaball</text:span></text:p>
          </draw:text-box>
        </draw:frame>
        <draw:g>
          <draw:polygon draw:style-name="gr5" draw:text-style-name="P5" draw:layer="layout" svg:width="6.2cm" svg:height="0.791cm" svg:x="19.699cm" svg:y="-1.878cm" svg:viewBox="0 0 6201 792" draw:points="0,792 6201,792 6201,0 0,0">
            <text:p/>
          </draw:polygon>
        </draw:g>
        <draw:g>
          <draw:polygon draw:style-name="gr6" draw:text-style-name="P6" draw:layer="layout" svg:width="6.298cm" svg:height="0cm" svg:x="19.6cm" svg:y="-1.186cm" svg:viewBox="0 0 6299 0" draw:points="0,0 6299,0">
            <text:p/>
          </draw:polygon>
          <draw:line draw:style-name="gr7" draw:text-style-name="P2" draw:layer="layout" svg:x1="19.6cm" svg:y1="-1.186cm" svg:x2="25.899cm" svg:y2="-1.186cm">
            <text:p/>
          </draw:line>
        </draw:g>
        <draw:g>
          <draw:polygon draw:style-name="gr5" draw:text-style-name="P5" draw:layer="layout" svg:width="6.3cm" svg:height="0.61cm" svg:x="19.5cm" svg:y="-2.14cm" svg:viewBox="0 0 6301 611" draw:points="0,611 6301,611 6301,0 0,0">
            <text:p/>
          </draw:polygon>
          <draw:frame draw:style-name="gr28" draw:text-style-name="P7" draw:layer="layout" svg:width="6.3cm" svg:height="2.1cm" svg:x="19.5cm" svg:y="-1cm">
            <draw:text-box>
              <text:p text:style-name="P4"><text:span text:style-name="T1">+ execute(vector: Vector3): void</text:span></text:p>
              <text:p text:style-name="P4"><text:span text:style-name="T1">- SpawnMetaball(vector3: Vector3):voi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5f_0" draw:display-name="Dash_0" draw:style="rect" draw:dots1="1" draw:dots1-length="200%" draw:dots2="1" draw:dots2-length="200%" draw:distance="2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Kursiv" style:family="graphic" style:parent-style-name="standard">
      <style:graphic-properties draw:stroke="none" draw:stroke-dash="Dashed_20__28_var_29__20_1" svg:stroke-color="#3465a4" draw:fill="none" draw:fill-gradient-name="Gradient_20_1" draw:fill-hatch-name="Hatching_20_46" draw:fill-image-name="Bitmap_20_1" draw:textarea-vertical-align="middle" fo:min-height="0.508cm" fo:min-width="2.54cm" fo:padding-top="0.3cm" fo:padding-bottom="0.3cm" fo:padding-left="0.141cm" fo:padding-right="0.141cm">
        <text:list-style style:name="Kursiv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family-asian="Calibri" style:font-size-asian="12pt" style:language-asian="zh" style:country-asian="CN" style:font-style-asian="normal" style:font-weight-asian="normal" style:font-name-complex="Calibri" style:font-family-complex="Calib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1T12:51:12.371000000</dc:date>
    <dc:description/>
    <dc:language>en-US</dc:language>
    <dc:subject/>
    <dc:title/>
    <meta:creation-date>2019-02-15T13:53:11Z</meta:creation-date>
    <meta:initial-creator>Aaron Brown</meta:initial-creator>
    <meta:keyword/>
    <meta:generator>LibreOffice/6.1.2.1$Windows_X86_64 LibreOffice_project/65905a128db06ba48db947242809d14d3f9a93fe</meta:generator>
    <meta:editing-duration>PT9H27M14S</meta:editing-duration>
    <meta:editing-cycles>25</meta:editing-cycles>
    <meta:document-statistic meta:object-count="232"/>
    <meta:user-defined meta:name="category"/>
    <meta:user-defined meta:name="company"/>
    <meta:template xlink:type="simple" xlink:actuate="onRequest" xlink:title="USTRME_M.VSTX" xlink:href=""/>
  </office:meta>
</office:document-meta>
</file>